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~, no matter which way we turn, it feels
like there's been a Carat waiting around every
corner, lately~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"gun"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~? Get me a
chocolate parfait, and maybe I'll tell ya~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"the source of the Heavenly
Maiden's power is their spirit"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
was the work of either the Red or Blue
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
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"Wh-What do we do... did we make her mad...?"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"She has gone into full-on counter-attack
mode..."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"I didn't plan on being violent, but it seems
we have no other choice, now."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"We need to calm it down by force."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"Are we really gonna be able to fight something
this big...?"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"At times like these, you gotta use *that*!
`Dine and dash,' I mean!!"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"I think you mean hit and run.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"BURN!! My name is Empyreon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Listen well, Heavenly Maidens!! I shall
burn your bodies into ash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And I Am Deep Blue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Shall Tear You To Shreds!"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"(I've long since lost interest in their
names...)"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8T16:59:51+01:00</meta:creation-date>
    <dc:date>2020-03-08T16:59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